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a6" draw:textarea-horizontal-align="justify" draw:textarea-vertical-align="top" draw:auto-grow-height="false" fo:min-height="17.65cm" fo:min-width="26.5cm"/>
      <style:paragraph-properties style:writing-mode="lr-tb"/>
    </style:style>
    <style:style style:name="gr2" style:family="graphic" style:parent-style-name="standard">
      <style:graphic-properties draw:fill-color="#ff860d" draw:textarea-horizontal-align="justify" draw:textarea-vertical-align="top" draw:auto-grow-height="false" fo:min-height="16.25cm" fo:min-width="25.7cm"/>
      <style:paragraph-properties style:writing-mode="lr-tb"/>
    </style:style>
    <style:style style:name="gr3" style:family="graphic" style:parent-style-name="standard">
      <style:graphic-properties svg:stroke-color="#3faf46" draw:textarea-horizontal-align="justify" draw:textarea-vertical-align="top" draw:auto-grow-height="false" fo:min-height="12.95cm" fo:min-width="5.2cm"/>
      <style:paragraph-properties style:writing-mode="lr-tb"/>
    </style:style>
    <style:style style:name="gr4" style:family="graphic" style:parent-style-name="standard" style:list-style-name="L1">
      <style:graphic-properties draw:fill-color="#3faf46" draw:textarea-horizontal-align="justify" draw:textarea-vertical-align="top" draw:auto-grow-height="false" fo:min-height="12.95cm" fo:min-width="18.3cm"/>
      <style:paragraph-properties style:writing-mode="lr-tb"/>
    </style:style>
    <style:style style:name="gr5" style:family="graphic" style:parent-style-name="standard">
      <style:graphic-properties draw:fill-color="#ffff38" draw:textarea-horizontal-align="justify" draw:textarea-vertical-align="top" draw:auto-grow-height="false" fo:min-height="1.25cm" fo:min-width="24.6cm"/>
      <style:paragraph-properties style:writing-mode="lr-tb"/>
    </style:style>
    <style:style style:name="gr6" style:family="graphic" style:parent-style-name="standard">
      <style:graphic-properties draw:fill-color="#1e6a39" draw:textarea-horizontal-align="justify" draw:textarea-vertical-align="middle" draw:auto-grow-height="false" fo:min-height="3.25cm" fo:min-width="3.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a6"/>
      <style:paragraph-properties fo:text-align="center" style:writing-mode="lr-tb"/>
    </style:style>
    <style:style style:name="P3" style:family="paragraph">
      <loext:graphic-properties draw:fill-color="#ff860d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3faf46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38"/>
      <style:paragraph-properties fo:text-align="center" style:writing-mode="lr-tb"/>
    </style:style>
    <style:style style:name="P7" style:family="paragraph">
      <loext:graphic-properties draw:fill-color="#1e6a39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7cm" svg:height="17.9cm" svg:x="0.9cm" svg:y="1.2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6.2cm" svg:height="16.5cm" svg:x="1.2cm" svg:y="2.4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cm" svg:height="13.2cm" svg:x="1.8cm" svg:y="5.4cm">
          <text:p text:style-name="P1">CategoryLis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8cm" svg:height="13.2cm" svg:x="7.9cm" svg:y="5.5cm">
          <text:p text:style-name="P4">ProductList(Products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5.1cm" svg:height="1.5cm" svg:x="1.8cm" svg:y="3.7cm">
          <text:p text:style-name="P1">SearchBa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3.5cm" svg:x="10.2cm" svg:y="8cm">
          <text:p text:style-name="P1">ProductCar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3.5cm" svg:x="15.1cm" svg:y="8cm">
          <text:p text:style-name="P1">ProductCar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3.5cm" svg:x="20cm" svg:y="8cm">
          <text:p text:style-name="P1">ProductCar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3.5cm" svg:x="10.3cm" svg:y="11.8cm">
          <text:p text:style-name="P1">ProductCar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3.5cm" svg:x="15.1cm" svg:y="11.8cm">
          <text:p text:style-name="P1">ProductCar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cm" svg:height="3.5cm" svg:x="20cm" svg:y="11.8cm">
          <text:p text:style-name="P1">ProductCa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07:27:34.341074565</meta:creation-date>
    <dc:date>2020-10-01T19:17:22.340862415</dc:date>
    <meta:editing-duration>PT2H2M52S</meta:editing-duration>
    <meta:editing-cycles>2</meta:editing-cycles>
    <meta:generator>LibreOffice/6.4.5.2$Linux_X86_64 LibreOffice_project/40$Build-2</meta:generator>
    <meta:document-statistic meta:object-count="11"/>
  </office:meta>
</office:document-meta>
</file>